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634in"/>
    </style:style>
    <style:style style:name="co10" style:family="table-column">
      <style:table-column-properties fo:break-before="auto" style:column-width="0.8319in"/>
    </style:style>
    <style:style style:name="co11" style:family="table-column">
      <style:table-column-properties fo:break-before="auto" style:column-width="0.9307in"/>
    </style:style>
    <style:style style:name="co12" style:family="table-column">
      <style:table-column-properties fo:break-before="auto" style:column-width="1.5752in"/>
    </style:style>
    <style:style style:name="co13" style:family="table-column">
      <style:table-column-properties fo:break-before="auto" style:column-width="1.5201in"/>
    </style:style>
    <style:style style:name="co14" style:family="table-column">
      <style:table-column-properties fo:break-before="auto" style:column-width="1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>
            <text:p>Data Rate</text:p>
          </table:table-cell>
          <table:table-cell office:value-type="string">
            <text:p>Latency</text:p>
          </table:table-cell>
          <table:table-cell office:value-type="string">
            <text:p>Chip area</text:p>
          </table:table-cell>
          <table:table-cell office:value-type="string">
            <text:p>Power consumption</text:p>
          </table:table-cell>
          <table:table-cell office:value-type="string">
            <text:p>Configuration Effort</text:p>
          </table:table-cell>
          <table:table-cell office:value-type="string">
            <text:p>Engineering Effort</text:p>
          </table:table-cell>
        </table:table-row>
        <table:table-row table:style-name="ro1">
          <table:table-cell office:value-type="string">
            <text:p>Global Bu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2P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dicated Bus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oC</text:p>
          </table:table-cell>
          <table:table-cell table:number-columns-repeated="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>
            <draw:frame table:end-cell-address="Sheet1.I33" table:end-x="0.5965in" table:end-y="0.0106in" draw:z-index="0" draw:style-name="gr1" svg:width="8.276in" svg:height="4.2921in" svg:x="0.2524in" svg:y="0.1461in">
              <draw:object draw:notify-on-update-of-ranges="Sheet1.A1:Sheet1.A1 Sheet1.B1:Sheet1.G1 Sheet1.A2:Sheet1.A2 Sheet1.B2:Sheet1.G2 Sheet1.A3:Sheet1.A3 Sheet1.B3:Sheet1.G3 Sheet1.A4:Sheet1.A4 Sheet1.B4:Sheet1.G4 Sheet1.A5:Sheet1.A5 Sheet1.B5:Sheet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Default"/>
        <table:table-row table:style-name="ro1">
          <table:table-cell/>
          <table:table-cell office:value-type="string">
            <text:p>Data Rate (5)</text:p>
          </table:table-cell>
          <table:table-cell office:value-type="string">
            <text:p>Latency (2)</text:p>
          </table:table-cell>
          <table:table-cell office:value-type="string">
            <text:p>Chip area (3)</text:p>
          </table:table-cell>
          <table:table-cell office:value-type="string">
            <text:p>Power consumption (2)</text:p>
          </table:table-cell>
          <table:table-cell office:value-type="string">
            <text:p>Configuration Effort (1)</text:p>
          </table:table-cell>
          <table:table-cell office:value-type="string">
            <text:p>Engineering Effort (2)</text:p>
          </table:table-cell>
          <table:table-cell/>
        </table:table-row>
        <table:table-row table:style-name="ro1">
          <table:table-cell office:value-type="string">
            <text:p>Global Bu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2P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edicated Bus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NoC</text:p>
          </table:table-cell>
          <table:table-cell table:number-columns-repeated="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>
            <text:p>Data Rate (5)</text:p>
          </table:table-cell>
          <table:table-cell office:value-type="string">
            <text:p>Latency (2)</text:p>
          </table:table-cell>
          <table:table-cell office:value-type="string">
            <text:p>Chip area (3)</text:p>
          </table:table-cell>
          <table:table-cell office:value-type="string">
            <text:p>Power consumption (2)</text:p>
          </table:table-cell>
          <table:table-cell office:value-type="string">
            <text:p>Configuration Effort (1)</text:p>
          </table:table-cell>
          <table:table-cell office:value-type="string">
            <text:p>Engineering Effort (2)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Global Bus</text:p>
          </table:table-cell>
          <table:table-cell table:formula="of:=SUM([.B2]*5)" office:value-type="float" office:value="5">
            <text:p>5</text:p>
          </table:table-cell>
          <table:table-cell table:formula="of:=SUM([.C2]*2)" office:value-type="float" office:value="2">
            <text:p>2</text:p>
          </table:table-cell>
          <table:table-cell table:formula="of:=SUM([.D2]*3)" office:value-type="float" office:value="30">
            <text:p>30</text:p>
          </table:table-cell>
          <table:table-cell table:formula="of:=SUM([.E2]*2)" office:value-type="float" office:value="18">
            <text:p>18</text:p>
          </table:table-cell>
          <table:table-cell table:formula="of:=SUM([.F2]*1)" office:value-type="float" office:value="8">
            <text:p>8</text:p>
          </table:table-cell>
          <table:table-cell table:formula="of:=SUM([.G2]*2)" office:value-type="float" office:value="20">
            <text:p>20</text:p>
          </table:table-cell>
          <table:table-cell table:style-name="ce1" table:formula="of:=SUM([.B8:.G8])" office:value-type="float" office:value="83">
            <text:p>83</text:p>
          </table:table-cell>
        </table:table-row>
        <table:table-row table:style-name="ro1">
          <table:table-cell office:value-type="string">
            <text:p>P2P</text:p>
          </table:table-cell>
          <table:table-cell table:formula="of:=SUM([.B3]*5)" office:value-type="float" office:value="50">
            <text:p>50</text:p>
          </table:table-cell>
          <table:table-cell table:formula="of:=SUM([.C3]*2)" office:value-type="float" office:value="20">
            <text:p>20</text:p>
          </table:table-cell>
          <table:table-cell table:formula="of:=SUM([.D3]*3)" office:value-type="float" office:value="3">
            <text:p>3</text:p>
          </table:table-cell>
          <table:table-cell table:formula="of:=SUM([.E3]*2)" office:value-type="float" office:value="2">
            <text:p>2</text:p>
          </table:table-cell>
          <table:table-cell table:formula="of:=SUM([.F3]*1)" office:value-type="float" office:value="2">
            <text:p>2</text:p>
          </table:table-cell>
          <table:table-cell table:formula="of:=SUM([.G3]*2)" office:value-type="float" office:value="10">
            <text:p>10</text:p>
          </table:table-cell>
          <table:table-cell table:style-name="ce1" table:formula="of:=SUM([.B9:.G9])" office:value-type="float" office:value="87">
            <text:p>87</text:p>
          </table:table-cell>
        </table:table-row>
        <table:table-row table:style-name="ro1">
          <table:table-cell office:value-type="string">
            <text:p>Dedicated Bus</text:p>
          </table:table-cell>
          <table:table-cell table:formula="of:=SUM([.B4]*5)" office:value-type="float" office:value="45">
            <text:p>45</text:p>
          </table:table-cell>
          <table:table-cell table:formula="of:=SUM([.C4]*2)" office:value-type="float" office:value="18">
            <text:p>18</text:p>
          </table:table-cell>
          <table:table-cell table:formula="of:=SUM([.D4]*3)" office:value-type="float" office:value="15">
            <text:p>15</text:p>
          </table:table-cell>
          <table:table-cell table:formula="of:=SUM([.E4]*2)" office:value-type="float" office:value="12">
            <text:p>12</text:p>
          </table:table-cell>
          <table:table-cell table:formula="of:=SUM([.F4]*1)" office:value-type="float" office:value="5">
            <text:p>5</text:p>
          </table:table-cell>
          <table:table-cell table:formula="of:=SUM([.G4]*2)" office:value-type="float" office:value="8">
            <text:p>8</text:p>
          </table:table-cell>
          <table:table-cell table:style-name="ce1" table:formula="of:=SUM([.B10:.G10])" office:value-type="float" office:value="103">
            <text:p>103</text:p>
          </table:table-cell>
        </table:table-row>
        <table:table-row table:style-name="ro1">
          <table:table-cell office:value-type="string">
            <text:p>NoC</text:p>
          </table:table-cell>
          <table:table-cell table:formula="of:=SUM([.B5]*5)" office:value-type="float" office:value="40">
            <text:p>40</text:p>
          </table:table-cell>
          <table:table-cell table:formula="of:=SUM([.C5]*2)" office:value-type="float" office:value="16">
            <text:p>16</text:p>
          </table:table-cell>
          <table:table-cell table:formula="of:=SUM([.D5]*3)" office:value-type="float" office:value="24">
            <text:p>24</text:p>
          </table:table-cell>
          <table:table-cell table:formula="of:=SUM([.E5]*2)" office:value-type="float" office:value="14">
            <text:p>14</text:p>
          </table:table-cell>
          <table:table-cell table:formula="of:=SUM([.F5]*1)" office:value-type="float" office:value="8">
            <text:p>8</text:p>
          </table:table-cell>
          <table:table-cell table:formula="of:=SUM([.G5]*2)" office:value-type="float" office:value="2">
            <text:p>2</text:p>
          </table:table-cell>
          <table:table-cell table:style-name="ce1" table:formula="of:=SUM([.B11:.G11])" office:value-type="float" office:value="104">
            <text:p>104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13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22T13:11:28</meta:creation-date>
    <meta:printed-by>TIK User</meta:printed-by>
    <meta:print-date>2011-12-22T13:37:47</meta:print-date>
    <dc:date>2011-12-22T13:44:57</dc:date>
    <dc:creator>TIK User</dc:creator>
    <meta:editing-duration>PT00H03M08S</meta:editing-duration>
    <meta:editing-cycles>1</meta:editing-cycles>
    <meta:document-statistic meta:table-count="3" meta:cell-count="108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22cm" svg:height="10.903cm" xlink:href=".." chart:class="chart:bar" chart:style-name="ch1">
        <chart:legend chart:legend-position="end" svg:x="18.1cm" svg:y="4.607cm" chart:style-name="ch2"/>
        <chart:plot-area chart:style-name="ch3" table:cell-range-address="Sheet1.A1:Sheet1.G5" chart:data-source-has-labels="both" svg:x="0.42cm" svg:y="0.218cm" svg:width="17.261cm" svg:height="10.249cm">
          <chart:axis chart:dimension="x" chart:name="primary-x" chart:style-name="ch4"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bar">
            <chart:data-point chart:repeated="6"/>
          </chart:series>
          <chart:series chart:style-name="ch8" chart:values-cell-range-address="Sheet1.B3:Sheet1.G3" chart:label-cell-address="Sheet1.A3:Sheet1.A3" chart:class="chart:bar">
            <chart:data-point chart:repeated="6"/>
          </chart:series>
          <chart:series chart:style-name="ch9" chart:values-cell-range-address="Sheet1.B4:Sheet1.G4" chart:label-cell-address="Sheet1.A4:Sheet1.A4" chart:class="chart:bar">
            <chart:data-point chart:repeated="6"/>
          </chart:series>
          <chart:series chart:style-name="ch10" chart:values-cell-range-address="Sheet1.B5:Sheet1.G5" chart:label-cell-address="Sheet1.A5:Sheet1.A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G1">Data Rate</text:p>
              </table:table-cell>
              <table:table-cell office:value-type="string">
                <text:p>Latency</text:p>
              </table:table-cell>
              <table:table-cell office:value-type="string">
                <text:p>Chip area</text:p>
              </table:table-cell>
              <table:table-cell office:value-type="string">
                <text:p>Power consumption</text:p>
              </table:table-cell>
              <table:table-cell office:value-type="string">
                <text:p>Configuration Effort</text:p>
              </table:table-cell>
              <table:table-cell office:value-type="string">
                <text:p>Engineering Effort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Global Bus</text:p>
              </table:table-cell>
              <table:table-cell office:value-type="float" office:value="1">
                <text:p text:id="Sheet1.B2:Sheet1.G2"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Sheet1.A3:Sheet1.A3">P2P</text:p>
              </table:table-cell>
              <table:table-cell office:value-type="float" office:value="10">
                <text:p text:id="Sheet1.B3:Sheet1.G3"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Sheet1.A4:Sheet1.A4">Dedicated Bus</text:p>
              </table:table-cell>
              <table:table-cell office:value-type="float" office:value="9">
                <text:p text:id="Sheet1.B4:Sheet1.G4"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 text:id="Sheet1.A5:Sheet1.A5">NoC</text:p>
              </table:table-cell>
              <table:table-cell office:value-type="float" office:value="8">
                <text:p text:id="Sheet1.B5:Sheet1.G5"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